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table:style-name="ce1"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.03.2012</text:date>, <text:time>21:14:0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17T21:14:04</dc:date>
    <dc:creator>AT </dc:creator>
    <meta:editing-duration>PT04H22M08S</meta:editing-duration>
    <meta:editing-cycles>17</meta:editing-cycles>
    <meta:generator>OpenOffice.org/3.2$Linux OpenOffice.org_project/320m12$Build-9483</meta:generator>
    <meta:document-statistic meta:table-count="3" meta:cell-count="56" meta:object-count="0"/>
  </office:meta>
</office:document-meta>
</file>